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officeooo:rsid="0011c9d1" officeooo:paragraph-rsid="0011c9d1"/>
    </style:style>
    <style:style style:name="P2" style:family="paragraph" style:parent-style-name="Standard">
      <style:paragraph-properties fo:margin-left="2cm" fo:margin-right="0cm" fo:text-indent="0cm" style:auto-text-indent="false"/>
      <style:text-properties style:font-name="Times New Roman" fo:font-weight="normal" officeooo:rsid="0011c9d1" officeooo:paragraph-rsid="0011c9d1" style:font-weight-asian="normal" style:font-weight-complex="normal"/>
    </style:style>
    <style:style style:name="P3" style:family="paragraph" style:parent-style-name="Preformatted_20_Text">
      <style:paragraph-properties fo:margin-left="2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1c9d1" officeooo:paragraph-rsid="0011c9d1" style:font-size-asian="12pt" style:font-weight-asian="bold" style:font-size-complex="12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1c9d1" style:font-size-asian="12pt" style:font-size-complex="12pt"/>
    </style:style>
    <style:style style:name="P10" style:family="paragraph" style:parent-style-name="Preformatted_20_Text">
      <style:paragraph-properties fo:margin-left="2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1c9d1" style:font-size-asian="12pt" style:font-size-complex="12pt" loext:padding="0cm" loext:border="none"/>
    </style:style>
    <style:style style:name="P11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bold" officeooo:rsid="0011c9d1" officeooo:paragraph-rsid="0011c9d1" style:font-size-asian="12pt" style:font-weight-asian="bold" style:font-size-complex="12pt" style:font-weight-complex="bold"/>
    </style:style>
    <style:style style:name="P12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Times New Roman" fo:font-size="12pt" style:font-size-asian="12pt" style:font-size-complex="12pt" loext:padding="0cm" loext:border="none"/>
    </style:style>
    <style:style style:name="P1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Times New Roman" fo:font-size="12pt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fo:font-weight="normal" officeooo:paragraph-rsid="0011c9d1" style:font-size-asian="12pt" style:font-size-complex="12pt"/>
    </style:style>
    <style:style style:name="P15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bold" officeooo:rsid="0011c9d1" officeooo:paragraph-rsid="0011c9d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normal" officeooo:rsid="0011c9d1" officeooo:paragraph-rsid="0011c9d1" style:font-size-asian="12pt" style:font-weight-asian="normal" style:font-size-complex="12pt" style:font-weight-complex="normal"/>
    </style:style>
    <style:style style:name="T1" style:family="text">
      <style:text-properties officeooo:rsid="0011c9d1"/>
    </style:style>
    <style:style style:name="T2" style:family="text">
      <style:text-properties style:font-name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c9d1" style:font-weight-asian="bold" style:font-weight-complex="bold"/>
    </style:style>
    <style:style style:name="T5" style:family="text">
      <style:text-properties loext:padding="0cm" loext:border="none"/>
    </style:style>
    <style:style style:name="T6" style:family="text">
      <style:text-properties fo:font-variant="normal" fo:text-transform="none" fo:color="#000000" loext:opacity="100%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# Write a python program to demonstrate overloading methods and operators </text:p>
      <text:p text:style-name="P16"><text:span text:style-name="T3"># Method overloading</text:span> </text:p>
      <text:p text:style-name="P16">class areas:</text:p>
      <text:p text:style-name="P16"><text:s text:c="4"/>def area(self,shape, side,base=None):</text:p>
      <text:p text:style-name="P16"><text:s text:c="8"/>if shape =="circle":</text:p>
      <text:p text:style-name="P16"><text:s text:c="12"/>result = 3.14 * side**2</text:p>
      <text:p text:style-name="P16"><text:s text:c="8"/>elif shape =="square":</text:p>
      <text:p text:style-name="P16"><text:s text:c="12"/>result = side**2</text:p>
      <text:p text:style-name="P16"><text:s text:c="8"/>elif shape == "triangle":</text:p>
      <text:p text:style-name="P16"><text:s text:c="12"/>result = 1/2*(side*base)</text:p>
      <text:p text:style-name="P16"><text:s text:c="8"/>else:</text:p>
      <text:p text:style-name="P16"><text:s text:c="12"/>print("invalid shape")</text:p>
      <text:p text:style-name="P16"><text:s text:c="12"/>return</text:p>
      <text:p text:style-name="P16"><text:s text:c="8"/>print(f"the area of {shape} : {result}")</text:p>
      <text:p text:style-name="P16">ar = areas()</text:p>
      <text:p text:style-name="P16">ar.area("circle", 7)</text:p>
      <text:p text:style-name="P16">ar.area("square", 2)</text:p>
      <text:p text:style-name="P16">ar.area("triangle", 2 , 4)</text:p>
      <text:p text:style-name="P16"/>
      <text:p text:style-name="P15">OUTPUT</text:p>
      <text:p text:style-name="P10">the area of circle : 153.86</text:p>
      <text:p text:style-name="P12"><text:tab/>the area of square : 4</text:p>
      <text:p text:style-name="P13"><text:span text:style-name="T5"><text:tab/>the area of triangle : 4.0</text:span></text:p>
      <text:p text:style-name="P13"/>
      <text:p text:style-name="P4"><text:tab/><text:span text:style-name="T4"># Operator overloading</text:span><text:span text:style-name="T1"> </text:span></text:p>
      <text:p text:style-name="P5">class ComplexNumber:</text:p>
      <text:p text:style-name="P5"><text:s text:c="4"/>def __init__(self, real, imag):</text:p>
      <text:p text:style-name="P5"><text:s text:c="8"/>self.real = real</text:p>
      <text:p text:style-name="P5"><text:s text:c="8"/>self.imag = imag</text:p>
      <text:p text:style-name="P5"><text:s text:c="4"/>def __add__(self, other):</text:p>
      <text:p text:style-name="P5"><text:s text:c="8"/>new_real = self.real + other.real</text:p>
      <text:p text:style-name="P5"><text:s text:c="8"/>new_imag = self.imag + other.imag</text:p>
      <text:p text:style-name="P5"><text:s text:c="8"/>return ComplexNumber(new_real, new_imag)</text:p>
      <text:p text:style-name="P5"><text:s text:c="4"/>def display_number(self):</text:p>
      <text:p text:style-name="P5"><text:s text:c="8"/>print(f"the number is : {self.real} + i{self.imag}")</text:p>
      <text:p text:style-name="P5"><text:s text:c="4"/>def __repr__(self):</text:p>
      <text:p text:style-name="P5"><text:s text:c="8"/>return f"After addition ComplexNumber : {self.real} + i{self.imag} "</text:p>
      <text:p text:style-name="P5">c1 = ComplexNumber(2, 3)</text:p>
      <text:p text:style-name="P5">c2 = ComplexNumber(1, 4)</text:p>
      <text:p text:style-name="P5">c1.display_number()</text:p>
      <text:p text:style-name="P5">c2.display_number()</text:p>
      <text:p text:style-name="P5">result = c1 + c2</text:p>
      <text:p text:style-name="P5">print(result) </text:p>
      <text:p text:style-name="P8"/>
      <text:p text:style-name="P11">OUTPUT</text:p>
      <text:p text:style-name="P9">the number is : 2 + i3</text:p>
      <text:p text:style-name="P4"><text:tab/>the number is : 1 + i4</text:p>
      <text:p text:style-name="P4"><text:tab/>After addition ComplexNumber : 3 + i7 </text:p>
      <text:p text:style-name="P14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officeooo:rsid="0011c9d1" officeooo:paragraph-rsid="0011c9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13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16:19:22.512000000</dc:date>
    <meta:editing-duration>PT12M41S</meta:editing-duration>
    <meta:editing-cycles>2</meta:editing-cycles>
    <meta:generator>LibreOffice/7.3.4.2$Windows_X86_64 LibreOffice_project/728fec16bd5f605073805c3c9e7c4212a0120dc5</meta:generator>
    <meta:print-date>2024-01-30T16:31:26.731000000</meta:print-date>
    <meta:document-statistic meta:table-count="0" meta:image-count="0" meta:object-count="0" meta:page-count="1" meta:paragraph-count="46" meta:word-count="173" meta:character-count="1305" meta:non-whitespace-character-count="992"/>
  </office:meta>
</office:document-meta>
</file>